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9])" office:value-type="currency" office:currency="JPY" office:value="2823">
            <text:p>￥2,82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2018/04/05</text:date>, <text:time>22:2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5T22:22:01</dc:date>
    <dc:creator>鈴木 豊樹</dc:creator>
    <meta:editing-duration>P1DT3H14M24S</meta:editing-duration>
    <meta:editing-cycles>70</meta:editing-cycles>
    <meta:generator>OpenOffice/4.1.5$Unix OpenOffice.org_project/415m1$Build-9789</meta:generator>
    <meta:document-statistic meta:table-count="4" meta:cell-count="387" meta:object-count="0"/>
  </office:meta>
</office:document-meta>
</file>